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04" calcext:value-type="float">
            <text:p>1004</text:p>
          </table:table-cell>
          <table:table-cell table:style-name="ce7" table:formula="of:=COUNTIF([.B7:.B1095];&quot;X&quot;)" office:value-type="float" office:value="857" calcext:value-type="float">
            <text:p>857</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7" calcext:value-type="float">
            <text:p>117</text:p>
          </table:table-cell>
          <table:table-cell table:style-name="ce25" table:formula="of:=SUM([.B2:.F2])" office:value-type="float" office:value="1068" calcext:value-type="float">
            <text:p>106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5">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4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1">00/00/0000</text:date>, <text:time style:data-style-name="N2" text:time-value="21:13:07.79433832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11T21:14:54.420241139</dc:date>
    <meta:editing-duration>P1DT3H34M58S</meta:editing-duration>
    <meta:editing-cycles>1005</meta:editing-cycles>
    <meta:document-statistic meta:table-count="1" meta:cell-count="6051" meta:object-count="0"/>
  </office:meta>
</office:document-meta>
</file>